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1cm" fo:min-width="8.001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6.101cm" fo:wrap-option="no-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1cm" fo:min-width="4.699cm" fo:wrap-option="no-wrap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0.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22.5cm" svg:y="14.7cm">
          <text:p text:style-name="P2">プレイヤー</text:p>
          <text:p text:style-name="P2">HANAK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4.1cm" svg:y="6.2cm">
          <text:p text:style-name="P2">プレイヤー</text:p>
          <text:p text:style-name="P2">TAR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7.1cm" svg:y="1.5cm">
          <text:p text:style-name="P4">TAROはカーソルキーで</text:p>
          <text:p text:style-name="P4">上下左右に動かせ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5cm" svg:height="4.7cm" svg:x="19.6cm" svg:y="7.4cm">
          <text:p text:style-name="P4">HANAKOもカーソルキーで</text:p>
          <text:p text:style-name="P4">上下左右に動かせるが動きは</text:p>
          <text:p text:style-name="P4">逆になる(例えば上を押すと</text:p>
          <text:p text:style-name="P4">下に移動する)</text:p>
          <draw:enhanced-geometry svg:viewBox="0 0 21600 21600" draw:glue-points="10800 0 0 10800 10800 21600 21600 10800 ?f40 ?f41" draw:text-areas="0 0 21600 21600" draw:type="rectangular-callout" draw:modifiers="9502.88201388072 32802.0421186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3.2cm" svg:height="1.4cm" svg:x="3.8cm" svg:y="15.7cm">
          <draw:text-box>
            <text:p><text:span text:style-name="T1">残り時間</text:span></text:p>
          </draw:text-box>
        </draw:frame>
        <draw:custom-shape draw:style-name="gr6" draw:text-style-name="P7" draw:layer="layout" svg:width="6.6cm" svg:height="2.2cm" svg:x="5.2cm" svg:y="17.7cm">
          <text:p text:style-name="P2">残り時間を表示する</text:p>
          <text:p text:style-name="P2">0になるとタイムアウト</text:p>
          <draw:enhanced-geometry svg:viewBox="0 0 21600 21600" draw:glue-points="10800 0 0 10800 10800 21600 21600 10800 ?f40 ?f41" draw:text-areas="0 0 21600 21600" draw:type="rectangular-callout" draw:modifiers="1014.39175882442 -8802.90776919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5.6cm" svg:y="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6.001cm 9.4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3.2cm 7.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8.35cm 7.1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svg:x="23.95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24.351cm 17.9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21.55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26.7cm 15.7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8.201cm" svg:y="9.801cm">
          <text:p text:style-name="P2">APP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10.201cm" svg:y="5.101cm">
          <text:p text:style-name="P2">APPLEは動き回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9.701cm" svg:y="8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10.102cm 13.0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7.301cm 11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12.451cm 10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12.202cm" svg:y="14.002cm">
          <text:p text:style-name="P2">ORAN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98cm" svg:height="2.5cm" svg:x="13.4cm" svg:y="9.7cm">
          <text:p text:style-name="P2">ORANGEは静止</text:p>
          <draw:enhanced-geometry svg:viewBox="0 0 21600 21600" draw:glue-points="10800 0 0 10800 10800 21600 21600 10800 ?f40 ?f41" draw:text-areas="0 0 21600 21600" draw:type="rectangular-callout" draw:modifiers="909.867282169648 36748.5005997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12.3cm" svg:height="4cm" svg:x="16.9cm" svg:y="1cm">
          <text:p text:style-name="P2">〜ゲームのルール〜</text:p>
          <text:p text:style-name="P2"/>
          <text:p text:style-name="P4">・TAROが果物に触れるとゲームオーバー</text:p>
          <text:p text:style-name="P4">・HANAKOが果物を全て食べ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11" draw:layer="layout" svg:width="7.2cm" svg:height="2.8cm" svg:x="15.6cm" svg:y="17.5cm">
          <text:p text:style-name="P4">背景は一枚絵</text:p>
          <text:p text:style-name="P4">スクロールしない</text:p>
          <draw:enhanced-geometry svg:viewBox="0 0 21600 21600" draw:glue-points="10800 0 0 10800 10800 21600 21600 10800 ?f40 ?f41" draw:text-areas="0 0 21600 21600" draw:type="rectangular-callout" draw:modifiers="5732.20386057492 -10217.7793645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9-02-06T20:13:39.145735826</dc:date>
    <meta:editing-duration>PT17M40S</meta:editing-duration>
    <meta:editing-cycles>7</meta:editing-cycles>
    <meta:generator>LibreOffice/6.0.7.3$Linux_X86_64 LibreOffice_project/00m0$Build-3</meta:generator>
    <meta:document-statistic meta:object-count="25"/>
  </office:meta>
</office:document-meta>
</file>